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77ee" officeooo:paragraph-rsid="001677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4:35:45.851352258</meta:creation-date>
    <dc:date>2023-03-15T14:36:19.244446298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0.4.2$Linux_X86_64 LibreOffice_project/00$Build-2</meta:generator>
  </office:meta>
</office:document-meta>
</file>